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.12mm" svg:height="68.64mm" svg:x="31.67mm" svg:y="227.22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3.71mm" svg:height="58.13mm" svg:x="167.69mm" svg:y="224.06mm">
            <draw:object draw:notify-on-update-of-ranges="Sheet1.B1:Sheet1.L1 Sheet1.A6:Sheet1.A6 Sheet1.B6:Sheet1.L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38mm" svg:height="52.25mm" svg:x="301.5mm" svg:y="232.46mm">
            <draw:object draw:notify-on-update-of-ranges="Sheet1.B1:Sheet1.L1 Sheet1.A10:Sheet1.A10 Sheet1.B10:Sheet1.L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3.98mm" svg:height="56.14mm" svg:x="37.73mm" svg:y="308.12mm">
            <draw:object draw:notify-on-update-of-ranges="Sheet1.B1:Sheet1.L1 Sheet1.A15:Sheet1.A15 Sheet1.B15:Sheet1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3.26mm" svg:height="61.2mm" svg:x="175.94mm" svg:y="306.51mm">
            <draw:object draw:notify-on-update-of-ranges="Sheet1.B1:Sheet1.L1 Sheet1.A16:Sheet1.A16 Sheet1.B16:Sheet1.L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9.86mm" svg:height="67.42mm" svg:x="359.77mm" svg:y="153.37mm">
            <draw:object draw:notify-on-update-of-ranges="Sheet1.B1:Sheet1.L1 Sheet1.A17:Sheet1.A17 Sheet1.B17:Sheet1.L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<text:s/>3M</text:p>
          </table:table-cell>
          <table:table-cell office:value-type="string" calcext:value-type="string">
            <text:p><text:s/>4M</text:p>
          </table:table-cell>
          <table:table-cell office:value-type="string" calcext:value-type="string">
            <text:p><text:s/>5M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1M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ime /s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33" calcext:value-type="float">
            <text:p>0.033</text:p>
          </table:table-cell>
          <table:table-cell table:number-columns-repeated="2" office:value-type="float" office:value="0.034" calcext:value-type="float">
            <text:p>0.034</text:p>
          </table:table-cell>
          <table:table-cell table:style-name="ce1" table:number-columns-repeated="3"/>
          <table:table-cell table:style-name="ce1" office:value-type="string" calcext:value-type="string">
            <text:p>-a 3m 0 100</text:p>
          </table:table-cell>
          <table:table-cell table:style-name="ce1"/>
        </table:table-row>
        <table:table-row table:style-name="ro2">
          <table:table-cell office:value-type="string" calcext:value-type="string">
            <text:p>miss</text:p>
          </table:table-cell>
          <table:table-cell office:value-type="float" office:value="3751485" calcext:value-type="float">
            <text:p>3751485</text:p>
          </table:table-cell>
          <table:table-cell office:value-type="float" office:value="2157744" calcext:value-type="float">
            <text:p>2157744</text:p>
          </table:table-cell>
          <table:table-cell office:value-type="float" office:value="1100278" calcext:value-type="float">
            <text:p>1100278</text:p>
          </table:table-cell>
          <table:table-cell office:value-type="float" office:value="576789" calcext:value-type="float">
            <text:p>576789</text:p>
          </table:table-cell>
          <table:table-cell office:value-type="float" office:value="231587" calcext:value-type="float">
            <text:p>231587</text:p>
          </table:table-cell>
          <table:table-cell office:value-type="float" office:value="53952" calcext:value-type="float">
            <text:p>53952</text:p>
          </table:table-cell>
          <table:table-cell office:value-type="float" office:value="26315" calcext:value-type="float">
            <text:p>26315</text:p>
          </table:table-cell>
          <table:table-cell office:value-type="float" office:value="16241" calcext:value-type="float">
            <text:p>16241</text:p>
          </table:table-cell>
          <table:table-cell office:value-type="float" office:value="4848" calcext:value-type="float">
            <text:p>4848</text:p>
          </table:table-cell>
          <table:table-cell office:value-type="float" office:value="4251" calcext:value-type="float">
            <text:p>4251</text:p>
          </table:table-cell>
          <table:table-cell office:value-type="float" office:value="3479" calcext:value-type="float">
            <text:p>3479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references</text:p>
          </table:table-cell>
          <table:table-cell office:value-type="float" office:value="4915892" calcext:value-type="float">
            <text:p>4915892</text:p>
          </table:table-cell>
          <table:table-cell office:value-type="float" office:value="4913761" calcext:value-type="float">
            <text:p>4913761</text:p>
          </table:table-cell>
          <table:table-cell office:value-type="float" office:value="4916267" calcext:value-type="float">
            <text:p>4916267</text:p>
          </table:table-cell>
          <table:table-cell office:value-type="float" office:value="4915472" calcext:value-type="float">
            <text:p>4915472</text:p>
          </table:table-cell>
          <table:table-cell office:value-type="float" office:value="4915444" calcext:value-type="float">
            <text:p>4915444</text:p>
          </table:table-cell>
          <table:table-cell office:value-type="float" office:value="4915492" calcext:value-type="float">
            <text:p>4915492</text:p>
          </table:table-cell>
          <table:table-cell office:value-type="float" office:value="4915423" calcext:value-type="float">
            <text:p>4915423</text:p>
          </table:table-cell>
          <table:table-cell office:value-type="float" office:value="4915386" calcext:value-type="float">
            <text:p>4915386</text:p>
          </table:table-cell>
          <table:table-cell office:value-type="float" office:value="4915471" calcext:value-type="float">
            <text:p>4915471</text:p>
          </table:table-cell>
          <table:table-cell office:value-type="float" office:value="4915552" calcext:value-type="float">
            <text:p>4915552</text:p>
          </table:table-cell>
          <table:table-cell office:value-type="float" office:value="4914923" calcext:value-type="float">
            <text:p>4914923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ime2</text:p>
          </table:table-cell>
          <table:table-cell table:number-columns-repeated="2" office:value-type="float" office:value="0.0046" calcext:value-type="float">
            <text:p>0.004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1" calcext:value-type="float">
            <text:p>0.003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2" calcext:value-type="float">
            <text:p>0.0022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<text:s/>-m 3 -c 0 -i 1</text:p>
          </table:table-cell>
          <table:table-cell/>
        </table:table-row>
        <table:table-row table:style-name="ro2">
          <table:table-cell office:value-type="string" calcext:value-type="string">
            <text:p>miss</text:p>
          </table:table-cell>
          <table:table-cell office:value-type="float" office:value="31448" calcext:value-type="float">
            <text:p>31448</text:p>
          </table:table-cell>
          <table:table-cell office:value-type="float" office:value="24019" calcext:value-type="float">
            <text:p>24019</text:p>
          </table:table-cell>
          <table:table-cell office:value-type="float" office:value="15493" calcext:value-type="float">
            <text:p>15493</text:p>
          </table:table-cell>
          <table:table-cell office:value-type="float" office:value="11223" calcext:value-type="float">
            <text:p>11223</text:p>
          </table:table-cell>
          <table:table-cell office:value-type="float" office:value="6437" calcext:value-type="float">
            <text:p>6437</text:p>
          </table:table-cell>
          <table:table-cell office:value-type="float" office:value="5305" calcext:value-type="float">
            <text:p>5305</text:p>
          </table:table-cell>
          <table:table-cell office:value-type="float" office:value="3519" calcext:value-type="float">
            <text:p>3519</text:p>
          </table:table-cell>
          <table:table-cell office:value-type="float" office:value="1400" calcext:value-type="float">
            <text:p>1400</text:p>
          </table:table-cell>
          <table:table-cell office:value-type="float" office:value="1268" calcext:value-type="float">
            <text:p>1268</text:p>
          </table:table-cell>
          <table:table-cell office:value-type="float" office:value="853" calcext:value-type="float">
            <text:p>853</text:p>
          </table:table-cell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ferences</text:p>
          </table:table-cell>
          <table:table-cell office:value-type="float" office:value="37118" calcext:value-type="float">
            <text:p>37118</text:p>
          </table:table-cell>
          <table:table-cell office:value-type="float" office:value="36501" calcext:value-type="float">
            <text:p>36501</text:p>
          </table:table-cell>
          <table:table-cell office:value-type="float" office:value="36030" calcext:value-type="float">
            <text:p>36030</text:p>
          </table:table-cell>
          <table:table-cell office:value-type="float" office:value="35977" calcext:value-type="float">
            <text:p>35977</text:p>
          </table:table-cell>
          <table:table-cell office:value-type="float" office:value="36279" calcext:value-type="float">
            <text:p>36279</text:p>
          </table:table-cell>
          <table:table-cell office:value-type="float" office:value="35997" calcext:value-type="float">
            <text:p>35997</text:p>
          </table:table-cell>
          <table:table-cell office:value-type="float" office:value="36295" calcext:value-type="float">
            <text:p>36295</text:p>
          </table:table-cell>
          <table:table-cell office:value-type="float" office:value="36023" calcext:value-type="float">
            <text:p>36023</text:p>
          </table:table-cell>
          <table:table-cell office:value-type="float" office:value="36001" calcext:value-type="float">
            <text:p>36001</text:p>
          </table:table-cell>
          <table:table-cell office:value-type="float" office:value="36319" calcext:value-type="float">
            <text:p>36319</text:p>
          </table:table-cell>
          <table:table-cell office:value-type="float" office:value="25978" calcext:value-type="float">
            <text:p>25978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ime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9" calcext:value-type="float">
            <text:p>0.0039</text:p>
          </table:table-cell>
          <table:table-cell table:style-name="ce1" table:number-columns-repeated="2"/>
          <table:table-cell/>
          <table:table-cell office:value-type="string" calcext:value-type="string">
            <text:p>5m 1</text:p>
          </table:table-cell>
          <table:table-cell/>
        </table:table-row>
        <table:table-row table:style-name="ro2">
          <table:table-cell office:value-type="string" calcext:value-type="string">
            <text:p>miss</text:p>
          </table:table-cell>
          <table:table-cell office:value-type="float" office:value="64183" calcext:value-type="float">
            <text:p>64183</text:p>
          </table:table-cell>
          <table:table-cell office:value-type="float" office:value="57463" calcext:value-type="float">
            <text:p>57463</text:p>
          </table:table-cell>
          <table:table-cell office:value-type="float" office:value="48546" calcext:value-type="float">
            <text:p>48546</text:p>
          </table:table-cell>
          <table:table-cell office:value-type="float" office:value="41856" calcext:value-type="float">
            <text:p>41856</text:p>
          </table:table-cell>
          <table:table-cell office:value-type="float" office:value="32257" calcext:value-type="float">
            <text:p>32257</text:p>
          </table:table-cell>
          <table:table-cell office:value-type="float" office:value="25160" calcext:value-type="float">
            <text:p>25160</text:p>
          </table:table-cell>
          <table:table-cell office:value-type="float" office:value="18063" calcext:value-type="float">
            <text:p>18063</text:p>
          </table:table-cell>
          <table:table-cell office:value-type="float" office:value="14911" calcext:value-type="float">
            <text:p>14911</text:p>
          </table:table-cell>
          <table:table-cell office:value-type="float" office:value="154149" calcext:value-type="float">
            <text:p>154149</text:p>
          </table:table-cell>
          <table:table-cell office:value-type="float" office:value="7281" calcext:value-type="float">
            <text:p>7281</text:p>
          </table:table-cell>
          <table:table-cell office:value-type="float" office:value="4902" calcext:value-type="float">
            <text:p>49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ferences</text:p>
          </table:table-cell>
          <table:table-cell office:value-type="float" office:value="69151" calcext:value-type="float">
            <text:p>69151</text:p>
          </table:table-cell>
          <table:table-cell office:value-type="float" office:value="69132" calcext:value-type="float">
            <text:p>69132</text:p>
          </table:table-cell>
          <table:table-cell office:value-type="float" office:value="69042" calcext:value-type="float">
            <text:p>69042</text:p>
          </table:table-cell>
          <table:table-cell office:value-type="float" office:value="68917" calcext:value-type="float">
            <text:p>68917</text:p>
          </table:table-cell>
          <table:table-cell office:value-type="float" office:value="69035" calcext:value-type="float">
            <text:p>69035</text:p>
          </table:table-cell>
          <table:table-cell office:value-type="float" office:value="68870" calcext:value-type="float">
            <text:p>68870</text:p>
          </table:table-cell>
          <table:table-cell office:value-type="float" office:value="68906" calcext:value-type="float">
            <text:p>68906</text:p>
          </table:table-cell>
          <table:table-cell office:value-type="float" office:value="68869" calcext:value-type="float">
            <text:p>68869</text:p>
          </table:table-cell>
          <table:table-cell office:value-type="float" office:value="68883" calcext:value-type="float">
            <text:p>68883</text:p>
          </table:table-cell>
          <table:table-cell office:value-type="float" office:value="69137" calcext:value-type="float">
            <text:p>69137</text:p>
          </table:table-cell>
          <table:table-cell office:value-type="float" office:value="68869" calcext:value-type="float">
            <text:p>68869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style-name="Default" table:number-columns-repeated="12"/>
          <table:table-cell table:number-columns-repeated="5"/>
        </table:table-row>
        <table:table-row table:style-name="ro2">
          <table:table-cell office:value-type="string" calcext:value-type="string">
            <text:p>time4</text:p>
          </table:table-cell>
          <table:table-cell table:number-columns-repeated="11"/>
          <table:table-cell table:style-name="ce1" table:number-columns-repeated="2"/>
          <table:table-cell/>
          <table:table-cell office:value-type="string" calcext:value-type="string">
            <text:p>7m</text:p>
          </table:table-cell>
          <table:table-cell/>
        </table:table-row>
        <table:table-row table:style-name="ro2">
          <table:table-cell office:value-type="string" calcext:value-type="string">
            <text:p>time5</text:p>
          </table:table-cell>
          <table:table-cell table:number-columns-repeated="11"/>
          <table:table-cell table:style-name="ce1" table:number-columns-repeated="2"/>
          <table:table-cell/>
          <table:table-cell office:value-type="string" calcext:value-type="string">
            <text:p>15m</text:p>
          </table:table-cell>
          <table:table-cell/>
        </table:table-row>
        <table:table-row table:style-name="ro2">
          <table:table-cell office:value-type="string" calcext:value-type="string">
            <text:p>time6</text:p>
          </table:table-cell>
          <table:table-cell table:number-columns-repeated="11"/>
          <table:table-cell table:style-name="ce1"/>
          <table:table-cell table:style-name="ce1" office:value-type="string" calcext:value-type="string">
            <text:p>1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s</text:p>
          </table:table-cell>
          <table:table-cell table:number-columns-repeated="11"/>
          <table:table-cell table:style-name="ce1" table:number-columns-repeated="2"/>
          <table:table-cell table:number-columns-repeated="3"/>
        </table:table-row>
        <table:table-row table:style-name="ro3">
          <table:table-cell table:number-columns-repeated="13"/>
          <table:table-cell table:style-name="ce3"/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 table:number-rows-repeated="5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5238" calcext:value-type="float">
            <text:p>0.005238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11749" calcext:value-type="float">
            <text:p>11749</text:p>
          </table:table-cell>
          <table:table-cell table:style-name="Default" office:value-type="string" calcext:value-type="string">
            <text:p><text:s/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775" calcext:value-type="float">
            <text:p>68775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4241" calcext:value-type="float">
            <text:p>0.004241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4208" calcext:value-type="float">
            <text:p>4208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762" calcext:value-type="float">
            <text:p>68762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3468" calcext:value-type="float">
            <text:p>0.003468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4607" calcext:value-type="float">
            <text:p>4607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856" calcext:value-type="float">
            <text:p>68856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3724" calcext:value-type="float">
            <text:p>0.003724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5255" calcext:value-type="float">
            <text:p>5255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818" calcext:value-type="float">
            <text:p>68818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3043" calcext:value-type="float">
            <text:p>0.003043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2398" calcext:value-type="float">
            <text:p>2398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798" calcext:value-type="float">
            <text:p>68798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3543" calcext:value-type="float">
            <text:p>0.003543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4135" calcext:value-type="float">
            <text:p>4135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878" calcext:value-type="float">
            <text:p>68878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4262" calcext:value-type="float">
            <text:p>0.004262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3228" calcext:value-type="float">
            <text:p>3228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903" calcext:value-type="float">
            <text:p>68903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4758" calcext:value-type="float">
            <text:p>0.004758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3457" calcext:value-type="float">
            <text:p>3457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848" calcext:value-type="float">
            <text:p>68848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3555" calcext:value-type="float">
            <text:p>0.003555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5833" calcext:value-type="float">
            <text:p>5833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8883" calcext:value-type="float">
            <text:p>68883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[0]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float" office:value="0.004094" calcext:value-type="float">
            <text:p>0.004094</text:p>
          </table:table-cell>
          <table:table-cell table:style-name="Default" office:value-type="string" calcext:value-type="string">
            <text:p><text:s/>s</text:p>
          </table:table-cell>
          <table:table-cell table:style-name="Default" office:value-type="string" calcext:value-type="string">
            <text:p>[0]</text:p>
          </table:table-cell>
          <table:table-cell table:style-name="Default" office:value-type="float" office:value="4148" calcext:value-type="float">
            <text:p>4148</text:p>
          </table:table-cell>
          <table:table-cell table:style-name="Default" office:value-type="string" calcext:value-type="string">
            <text:p>cache miss</text:p>
          </table:table-cell>
          <table:table-cell table:style-name="Default"/>
          <table:table-cell table:style-name="Default" office:value-type="string" calcext:value-type="string">
            <text:p>[0]</text:p>
          </table:table-cell>
          <table:table-cell table:style-name="Default" office:value-type="float" office:value="69174" calcext:value-type="float">
            <text:p>69174</text:p>
          </table:table-cell>
          <table:table-cell table:style-name="Default" office:value-type="string" calcext:value-type="string">
            <text:p><text:s/>cache refer</text:p>
          </table:table-cell>
          <table:table-cell table:style-name="Default" office:value-type="string" calcext:value-type="string">
            <text:p>ences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style-name="Default" table:formula="of:=SUM([.C26:.C35])" office:value-type="float" office:value="0.039926" calcext:value-type="float">
            <text:p>0.039926</text:p>
          </table:table-cell>
          <table:table-cell table:style-name="Default" table:number-columns-repeated="2"/>
          <table:table-cell table:style-name="Default" table:formula="of:=SUM([.F26:.F35])" office:value-type="float" office:value="49018" calcext:value-type="float">
            <text:p>49018</text:p>
          </table:table-cell>
          <table:table-cell table:style-name="Default" table:number-columns-repeated="3"/>
          <table:table-cell table:style-name="Default" table:formula="of:=SUM([.J26:.J35])" office:value-type="float" office:value="688695" calcext:value-type="float">
            <text:p>688695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09:47:01.703108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15:27:43.244713120</dc:date>
    <meta:editing-duration>PT1H31M23S</meta:editing-duration>
    <meta:editing-cycles>21</meta:editing-cycles>
    <meta:generator>LibreOffice/6.0.7.3$Linux_X86_64 LibreOffice_project/00m0$Build-3</meta:generator>
    <meta:document-statistic meta:table-count="1" meta:cell-count="24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33" chart:maximum="0.05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 draw:opacity-name="ChartTransparencyGradient_20_1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13cm" svg:height="6.865cm" xlink:href=".." xlink:type="simple" chart:class="chart:line" chart:style-name="ch1">
        <chart:title svg:x="5.518cm" svg:y="0.273cm" chart:style-name="ch2">
          <text:p>3m</text:p>
        </chart:title>
        <chart:legend chart:legend-position="end" svg:x="9.411cm" svg:y="3.133cm" style:legend-expansion="high" chart:style-name="ch3"/>
        <chart:plot-area chart:style-name="ch4" table:cell-range-address="Sheet1.A1:Sheet1.L2" chart:data-source-has-labels="both" svg:x="0.605cm" svg:y="0.756cm" svg:width="9.466cm" svg:height="5.841cm">
          <chartooo:coordinate-region svg:x="1.703cm" svg:y="0.756cm" svg:width="8.036cm" svg:height="5.195cm"/>
          <chart:axis chart:dimension="x" chart:name="primary-x" chart:style-name="ch5" chartooo:axis-type="auto">
            <chartooo:date-scale/>
            <chart:title svg:x="4.672cm" svg:y="6.305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7">
            <chart:title svg:x="0cm" svg:y="4.157cm" chart:style-name="ch8">
              <text:p>time/s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line">
            <chart:data-point chart:repeated="2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054">
                <text:p>0.054</text:p>
                <draw:g>
                  <svg:desc>Sheet1.B2:Sheet1.L2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42">
                <text:p>0.042</text:p>
              </table:table-cell>
              <table:table-cell office:value-type="float" office:value="0.038">
                <text:p>0.038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0022" chart:maximum="0.004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72cm" svg:height="5.814cm" xlink:href=".." xlink:type="simple" chart:class="chart:line" chart:style-name="ch1">
        <chart:title svg:x="5.298cm" svg:y="0.252cm" chart:style-name="ch2">
          <text:p>4m</text:p>
        </chart:title>
        <chart:legend chart:legend-position="end" svg:x="9.181cm" svg:y="2.608cm" style:legend-expansion="high" chart:style-name="ch3"/>
        <chart:plot-area chart:style-name="ch4" table:cell-range-address="Sheet1.B1:Sheet1.L1 Sheet1.A6:Sheet1.L6" chart:data-source-has-labels="both" svg:x="0.227cm" svg:y="1.147cm" svg:width="8.727cm" svg:height="4.551cm">
          <chartooo:coordinate-region svg:x="1.51cm" svg:y="1.147cm" svg:width="7.112cm" svg:height="3.90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L6" chart:label-cell-address="Sheet1.A6:Sheet1.A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2</text:p>
                <draw:g>
                  <svg:desc>Sheet1.A6:Sheet1.A6</svg:desc>
                </draw:g>
              </table:table-cell>
              <table:table-cell office:value-type="float" office:value="0.0046">
                <text:p>0.0046</text:p>
                <draw:g>
                  <svg:desc>Sheet1.B6:Sheet1.L6</svg:desc>
                </draw:g>
              </table:table-cell>
              <table:table-cell office:value-type="float" office:value="0.0046">
                <text:p>0.0046</text:p>
              </table:table-cell>
              <table:table-cell office:value-type="float" office:value="0.004">
                <text:p>0.004</text:p>
              </table:table-cell>
              <table:table-cell office:value-type="float" office:value="0.0031">
                <text:p>0.0031</text:p>
              </table:table-cell>
              <table:table-cell office:value-type="float" office:value="0.0031">
                <text:p>0.0031</text:p>
              </table:table-cell>
              <table:table-cell office:value-type="float" office:value="0.0033">
                <text:p>0.0033</text:p>
              </table:table-cell>
              <table:table-cell office:value-type="float" office:value="0.0032">
                <text:p>0.0032</text:p>
              </table:table-cell>
              <table:table-cell office:value-type="float" office:value="0.0025">
                <text:p>0.0025</text:p>
              </table:table-cell>
              <table:table-cell office:value-type="float" office:value="0.003">
                <text:p>0.003</text:p>
              </table:table-cell>
              <table:table-cell office:value-type="float" office:value="0.0029">
                <text:p>0.0029</text:p>
              </table:table-cell>
              <table:table-cell office:value-type="float" office:value="0.0022">
                <text:p>0.0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0034" chart:maximum="0.008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39cm" svg:height="5.226cm" xlink:href=".." xlink:type="simple" chart:class="chart:line" chart:style-name="ch1">
        <chart:title svg:x="4.981cm" svg:y="0.24cm" chart:style-name="ch2">
          <text:p>5m</text:p>
        </chart:title>
        <chart:legend chart:legend-position="end" svg:x="8.548cm" svg:y="2.314cm" style:legend-expansion="high" chart:style-name="ch3"/>
        <chart:plot-area chart:style-name="ch4" table:cell-range-address="Sheet1.B1:Sheet1.L1 Sheet1.A10:Sheet1.L10" chart:data-source-has-labels="both" svg:x="0.378cm" svg:y="1.274cm" svg:width="7.928cm" svg:height="4.329cm">
          <chartooo:coordinate-region svg:x="1.661cm" svg:y="1.286cm" svg:width="6.505cm" svg:height="3.319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:Sheet1.L10" chart:label-cell-address="Sheet1.A10:Sheet1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</text:p>
                <draw:g>
                  <svg:desc>Sheet1.A10:Sheet1.A10</svg:desc>
                </draw:g>
              </table:table-cell>
              <table:table-cell office:value-type="float" office:value="0.0087">
                <text:p>0.0087</text:p>
                <draw:g>
                  <svg:desc>Sheet1.B10:Sheet1.L10</svg:desc>
                </draw:g>
              </table:table-cell>
              <table:table-cell office:value-type="float" office:value="0.0083">
                <text:p>0.0083</text:p>
              </table:table-cell>
              <table:table-cell office:value-type="float" office:value="0.0079">
                <text:p>0.0079</text:p>
              </table:table-cell>
              <table:table-cell office:value-type="float" office:value="0.0066">
                <text:p>0.0066</text:p>
              </table:table-cell>
              <table:table-cell office:value-type="float" office:value="0.0062">
                <text:p>0.0062</text:p>
              </table:table-cell>
              <table:table-cell office:value-type="float" office:value="0.0059">
                <text:p>0.0059</text:p>
              </table:table-cell>
              <table:table-cell office:value-type="float" office:value="0.0045">
                <text:p>0.0045</text:p>
              </table:table-cell>
              <table:table-cell office:value-type="float" office:value="0.0047">
                <text:p>0.0047</text:p>
              </table:table-cell>
              <table:table-cell office:value-type="float" office:value="0.0049">
                <text:p>0.0049</text:p>
              </table:table-cell>
              <table:table-cell office:value-type="float" office:value="0.0034">
                <text:p>0.0034</text:p>
              </table:table-cell>
              <table:table-cell office:value-type="float" office:value="0.0039">
                <text:p>0.0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99cm" svg:height="5.615cm" xlink:href=".." xlink:type="simple" chart:class="chart:line" chart:style-name="ch1">
        <chart:title svg:x="5.311cm" svg:y="0.248cm" chart:style-name="ch2">
          <text:p>7m</text:p>
        </chart:title>
        <chart:legend chart:legend-position="end" svg:x="9.208cm" svg:y="2.508cm" style:legend-expansion="high" chart:style-name="ch3"/>
        <chart:plot-area chart:style-name="ch4" table:cell-range-address="Sheet1.B1:Sheet1.L1 Sheet1.A15:Sheet1.L15" chart:data-source-has-labels="both" svg:x="0.227cm" svg:y="1.139cm" svg:width="8.754cm" svg:height="4.364cm">
          <chartooo:coordinate-region svg:x="0.663cm" svg:y="1.338cm" svg:width="7.801cm" svg:height="3.518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L15" chart:label-cell-address="Sheet1.A15:Sheet1.A1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4</text:p>
                <draw:g>
                  <svg:desc>Sheet1.A15:Sheet1.A15</svg:desc>
                </draw:g>
              </table:table-cell>
              <table:table-cell office:value-type="float" office:value="NaN">
                <text:p>NaN</text:p>
                <draw:g>
                  <svg:desc>Sheet1.B15:Sheet1.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27cm" svg:height="6.121cm" xlink:href=".." xlink:type="simple" chart:class="chart:line" chart:style-name="ch1">
        <chart:title svg:x="6.156cm" svg:y="0.258cm" chart:style-name="ch2">
          <text:p>15m</text:p>
        </chart:title>
        <chart:legend chart:legend-position="end" svg:x="11.136cm" svg:y="2.761cm" style:legend-expansion="high" chart:style-name="ch3"/>
        <chart:plot-area chart:style-name="ch4" table:cell-range-address="Sheet1.B1:Sheet1.L1 Sheet1.A16:Sheet1.L16" chart:data-source-has-labels="both" svg:x="0.266cm" svg:y="1.159cm" svg:width="10.604cm" svg:height="4.84cm">
          <chartooo:coordinate-region svg:x="0.702cm" svg:y="1.358cm" svg:width="9.651cm" svg:height="3.99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L16" chart:label-cell-address="Sheet1.A16:Sheet1.A1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5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L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87cm" svg:height="6.743cm" xlink:href=".." xlink:type="simple" chart:class="chart:line" chart:style-name="ch1">
        <chart:legend chart:legend-position="end" svg:x="9.796cm" svg:y="3.072cm" style:legend-expansion="high" chart:style-name="ch2"/>
        <chart:plot-area chart:style-name="ch3" table:cell-range-address="Sheet1.B1:Sheet1.L1 Sheet1.A17:Sheet1.L17" chart:data-source-has-labels="both" svg:x="0.239cm" svg:y="0.134cm" svg:width="9.318cm" svg:height="6.475cm">
          <chartooo:coordinate-region svg:x="0.675cm" svg:y="0.334cm" svg:width="8.365cm" svg:height="5.628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L17" chart:label-cell-address="Sheet1.A17:Sheet1.A17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6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L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